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gStringFieldTest_private.random( int 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igStringFieldTest_private.test_lis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igStringFieldTest_private.test_bigField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igStringFieldTest_private.test_list_browserSecur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